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757e4" officeooo:paragraph-rsid="000757e4"/>
    </style:style>
    <style:style style:name="P2" style:family="paragraph" style:parent-style-name="Standard">
      <style:paragraph-properties fo:text-align="center" style:justify-single-word="false"/>
      <style:text-properties officeooo:rsid="000757e4" officeooo:paragraph-rsid="000757e4"/>
    </style:style>
    <style:style style:name="P3" style:family="paragraph" style:parent-style-name="Standard">
      <style:paragraph-properties fo:text-align="start" style:justify-single-word="false"/>
      <style:text-properties officeooo:rsid="00079abe" officeooo:paragraph-rsid="00079abe"/>
    </style:style>
    <style:style style:name="P4" style:family="paragraph" style:parent-style-name="Standard">
      <style:paragraph-properties fo:text-align="start" style:justify-single-word="false"/>
      <style:text-properties officeooo:rsid="0007b361" officeooo:paragraph-rsid="0007b361"/>
    </style:style>
    <style:style style:name="P5" style:family="paragraph" style:parent-style-name="Standard">
      <style:paragraph-properties fo:text-align="start" style:justify-single-word="false"/>
      <style:text-properties officeooo:rsid="000d4d54" officeooo:paragraph-rsid="000d4d54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4d54" officeooo:paragraph-rsid="000d4d54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0d4d54" officeooo:paragraph-rsid="000d4d54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0da0b8" officeooo:paragraph-rsid="000da0b8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a0b8" officeooo:paragraph-rsid="000da0b8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ex Hoff</text:p>
      <text:p text:style-name="P1">1/12/16</text:p>
      <text:p text:style-name="P1">Networks</text:p>
      <text:p text:style-name="P2">Lab 2</text:p>
      <text:p text:style-name="P2"/>
      <text:p text:style-name="P3"><text:s/>stuct hostent *server_addr = gethostbyname(argv[1]); </text:p>
      <text:p text:style-name="P3"><text:s/>int sockfd = socket(PF_INET, SOCK_DGRAM, 0); </text:p>
      <text:p text:style-name="P3"><text:s/>int n = sendto(sockfd, char Array, syzebites, 0, (struct sockaddr *)&amp;si_server, sizeof(si_server)); </text:p>
      <text:p text:style-name="P3"/>
      <text:p text:style-name="P3"/>
      <text:p text:style-name="P3">Client side</text:p>
      <text:p text:style-name="P3"/>
      <text:p text:style-name="P3">const serverPort = 5000;</text:p>
      <text:p text:style-name="P3"/>
      <text:p text:style-name="P3">struct sockaddr_in si_server;</text:p>
      <text:p text:style-name="P3">bzero((char*)&amp;si_server, sizeof(si_server));</text:p>
      <text:p text:style-name="P3">si_server.sin_family = AF_INET;</text:p>
      <text:p text:style-name="P3">bcopy((char*) server_addr → h_addr, (char*)&amp;si_server.sin_addr, server → h_length);</text:p>
      <text:p text:style-name="P3">si_server.sin_port = htons(serverPort);</text:p>
      <text:p text:style-name="P3"/>
      <text:p text:style-name="P3"/>
      <text:p text:style-name="P3">gethostbyname</text:p>
      <text:p text:style-name="P3">Init sock_addr_in struct</text:p>
      <text:p text:style-name="P3">socket</text:p>
      <text:p text:style-name="P3">get our file data</text:p>
      <text:p text:style-name="P3">sendto</text:p>
      <text:p text:style-name="P3"/>
      <text:p text:style-name="P3">Server</text:p>
      <text:p text:style-name="P3"/>
      <text:p text:style-name="P3">struct sockaddr_in si_server;</text:p>
      <text:p text:style-name="P3">bzero((char*)&amp;si_server, sizeof(si_server));</text:p>
      <text:p text:style-name="P3">si_server.sin_addr.s_addr=INADDR_ANY;</text:p>
      <text:p text:style-name="P3">si_server.sin_port = htons(serverPort);</text:p>
      <text:p text:style-name="P3">bind(sockfd, (struct sockaddr*)&amp;si_server, sizeof(si_server));</text:p>
      <text:p text:style-name="P3"/>
      <text:p text:style-name="P4">Init sock_addr_in</text:p>
      <text:p text:style-name="P4">socket</text:p>
      <text:p text:style-name="P4">bind</text:p>
      <text:p text:style-name="P4">recvfrom</text:p>
      <text:p text:style-name="P4">write our file data</text:p>
      <text:p text:style-name="P4"/>
      <text:p text:style-name="P4">File operations</text:p>
      <text:p text:style-name="P4">FILE *fp = fopen(“test.txt”,”r”/”w”);</text:p>
      <text:p text:style-name="P4">//check to make sure the file is not null</text:p>
      <text:p text:style-name="P4">fgets(char array, size of(array), fp);</text:p>
      <text:p text:style-name="P4">fputs(array, fp);</text:p>
      <text:p text:style-name="P4">fclose(fp);</text:p>
      <text:p text:style-name="P4"/>
      <text:p text:style-name="P4"/>
      <text:p text:style-name="P4"><text:soft-page-break/></text:p>
      <text:p text:style-name="P4"/>
      <text:p text:style-name="P5">Lab 3</text:p>
      <text:p text:style-name="P5"/>
      <text:p text:style-name="P6">Client</text:p>
      <text:p text:style-name="P5">gethostbyname</text:p>
      <text:p text:style-name="P5">init sockaddr_in</text:p>
      <text:p text:style-name="P5">open our socket</text:p>
      <text:p text:style-name="P5">loop{</text:p>
      <text:p text:style-name="P5"><text:tab/>read text from Stdin (check for exit string)</text:p>
      <text:p text:style-name="P5"><text:tab/>send data to server</text:p>
      <text:p text:style-name="P5"><text:tab/>receive data server (check for exit string)</text:p>
      <text:p text:style-name="P5"><text:tab/>print text from server</text:p>
      <text:p text:style-name="P5">}<text:tab/></text:p>
      <text:p text:style-name="P5">close(socket)</text:p>
      <text:p text:style-name="P5"/>
      <text:p text:style-name="P6">Server</text:p>
      <text:p text:style-name="P7">init sockaddr</text:p>
      <text:p text:style-name="P7">open our socket</text:p>
      <text:p text:style-name="P7">bind socket</text:p>
      <text:p text:style-name="P7">loop{</text:p>
      <text:p text:style-name="P7"><text:tab/>receive data from client (check for exit string)</text:p>
      <text:p text:style-name="P7"><text:tab/>print</text:p>
      <text:p text:style-name="P7"><text:tab/>read stdin (check for exit string)</text:p>
      <text:p text:style-name="P7"><text:tab/>send data to client</text:p>
      <text:p text:style-name="P7">}</text:p>
      <text:p text:style-name="P7">close (socket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Lab 4</text:p>
      <text:p text:style-name="P8"/>
      <text:p text:style-name="P9">Client<text:tab/><text:span text:style-name="T1"><text:tab/><text:tab/><text:tab/><text:tab/><text:tab/><text:tab/><text:tab/></text:span>Server</text:p>
      <text:p text:style-name="P8">Send Packet<text:tab/><text:tab/><text:tab/>→ <text:tab/><text:tab/><text:tab/><text:tab/>Receive Packet</text:p>
      <text:p text:style-name="P8"><text:tab/><text:tab/><text:tab/><text:tab/><text:tab/><text:tab/><text:tab/><text:tab/>Check packet seq { checksum</text:p>
      <text:p text:style-name="P8"><text:tab/><text:tab/><text:tab/><text:tab/><text:tab/><text:tab/><text:tab/><text:tab/><text:tab/>print msg, length, &amp;checksum</text:p>
      <text:p text:style-name="P8"><text:tab/><text:tab/><text:tab/><text:tab/><text:tab/><text:tab/><text:tab/><text:tab/><text:tab/>if ok, modify packet</text:p>
      <text:p text:style-name="P8"><text:tab/><text:tab/><text:tab/><text:tab/><text:tab/><text:tab/><text:tab/><text:tab/><text:tab/>if not, do not modify</text:p>
      <text:p text:style-name="P8"><text:tab/><text:tab/><text:tab/><text:tab/><text:tab/>←<text:tab/><text:tab/><text:tab/>Send return packet to client</text:p>
      <text:p text:style-name="P8">Receive packet</text:p>
      <text:p text:style-name="P8"><text:tab/>if next, print modified</text:p>
      <text:p text:style-name="P8"><text:tab/>if not, resend</text:p>
      <text:p text:style-name="P8">Back to top</text:p>
      <text:p text:style-name="P8"/>
      <text:p text:style-name="P8"/>
      <text:p text:style-name="P8">toupper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14:34:59.724918648</meta:creation-date>
    <dc:date>2016-02-10T14:47:51.499565754</dc:date>
    <meta:editing-duration>PT1H24M6S</meta:editing-duration>
    <meta:editing-cycles>4</meta:editing-cycles>
    <meta:generator>LibreOffice/4.2.8.2$Linux_X86_64 LibreOffice_project/420$Build-2</meta:generator>
    <meta:document-statistic meta:table-count="0" meta:image-count="0" meta:object-count="0" meta:page-count="3" meta:paragraph-count="72" meta:word-count="222" meta:character-count="1669" meta:non-whitespace-character-count="1447"/>
  </office:meta>
</office:document-meta>
</file>